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6.184in" fo:margin-left="-0.0785in" table:align="left" style:writing-mode="lr-tb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1.575in"/>
    </style:style>
    <style:style style:name="Table1.C" style:family="table-column">
      <style:table-column-properties style:column-width="0.6896in"/>
    </style:style>
    <style:style style:name="Table1.D" style:family="table-column">
      <style:table-column-properties style:column-width="1.6417in"/>
    </style:style>
    <style:style style:name="Table1.E" style:family="table-column">
      <style:table-column-properties style:column-width="0.6222in"/>
    </style:style>
    <style:style style:name="Table1.F" style:family="table-column">
      <style:table-column-properties style:column-width="1.1868in"/>
    </style:style>
    <style:style style:name="Table1.1" style:family="table-row">
      <style:table-row-properties style:min-row-height="0.4354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Heading_20_1">
      <style:paragraph-properties fo:margin-top="0in" fo:margin-bottom="0in" loext:contextual-spacing="false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margin-top="0in" fo:margin-bottom="0in" loext:contextual-spacing="false" style:snap-to-layout-grid="false"/>
      <style:text-properties style:font-name="Times New Roman" officeooo:rsid="00031957" officeooo:paragraph-rsid="00031957" style:font-name-complex="Times New Roman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officeooo:rsid="00031957" officeooo:paragraph-rsid="00031957" style:font-name-complex="Times New Roman"/>
    </style:style>
    <style:style style:name="P5" style:family="paragraph" style:parent-style-name="Standard">
      <style:paragraph-properties fo:margin-top="0in" fo:margin-bottom="0in" loext:contextual-spacing="false" style:snap-to-layout-grid="false"/>
      <style:text-properties style:font-name="Times New Roman" officeooo:rsid="00164827" officeooo:paragraph-rsid="00164827" style:font-name-complex="Times New Roman"/>
    </style:style>
    <style:style style:name="P6" style:family="paragraph" style:parent-style-name="Standard">
      <style:paragraph-properties fo:margin-top="0in" fo:margin-bottom="0in" loext:contextual-spacing="false" style:snap-to-layout-grid="false"/>
      <style:text-properties style:font-name="Times New Roman" officeooo:rsid="0018fab2" officeooo:paragraph-rsid="0018fab2" style:font-name-complex="Times New Roman"/>
    </style:style>
    <style:style style:name="P7" style:family="paragraph" style:parent-style-name="Standard">
      <style:paragraph-properties fo:margin-top="0in" fo:margin-bottom="0in" loext:contextual-spacing="false" style:snap-to-layout-grid="false"/>
      <style:text-properties style:font-name="Times New Roman" officeooo:rsid="001b5eaf" officeooo:paragraph-rsid="001b5eaf" style:font-name-complex="Times New Roman"/>
    </style:style>
    <style:style style:name="P8" style:family="paragraph" style:parent-style-name="Standard">
      <style:paragraph-properties fo:margin-top="0in" fo:margin-bottom="0in" loext:contextual-spacing="false" style:snap-to-layout-grid="false"/>
      <style:text-properties style:font-name="Times New Roman" officeooo:rsid="001cbdc6" officeooo:paragraph-rsid="001cbdc6" style:font-name-complex="Times New Roman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language="en" fo:country="US" officeooo:rsid="0008892e" officeooo:paragraph-rsid="0008892e" style:font-name-complex="Times New Roman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language="en" fo:country="US" officeooo:rsid="000a1b2d" officeooo:paragraph-rsid="000a1b2d" style:font-name-complex="Times New Roman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language="en" fo:country="US" officeooo:rsid="000bc4fb" officeooo:paragraph-rsid="000bc4fb" style:font-name-complex="Times New Roman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font-size="11pt" fo:font-weight="normal" officeooo:rsid="00031957" officeooo:paragraph-rsid="00031957" style:font-size-asian="11pt" style:font-weight-asian="normal" style:font-name-complex="Times New Roman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style:snap-to-layout-grid="false"/>
      <style:text-properties style:font-name="Times New Roman" fo:font-size="11pt" fo:language="en" fo:country="US" officeooo:rsid="000f9de3" officeooo:paragraph-rsid="000f9de3" style:font-size-asian="11pt" style:font-name-complex="Times New Roman" style:font-size-complex="11pt"/>
    </style:style>
    <style:style style:name="P14" style:family="paragraph" style:parent-style-name="Standard">
      <style:paragraph-properties fo:margin-top="0in" fo:margin-bottom="0in" loext:contextual-spacing="false" style:snap-to-layout-grid="false"/>
      <style:text-properties style:font-name="Times New Roman" fo:font-size="11pt" fo:language="en" fo:country="US" officeooo:rsid="001b5eaf" officeooo:paragraph-rsid="001e3b2d" style:font-size-asian="9.60000038146973pt" style:font-name-complex="Times New Roman" style:font-size-complex="11pt"/>
    </style:style>
    <style:style style:name="P15" style:family="paragraph" style:parent-style-name="Standard">
      <style:paragraph-properties fo:margin-top="0in" fo:margin-bottom="0in" loext:contextual-spacing="false" style:snap-to-layout-grid="false"/>
      <style:text-properties style:font-name="Times New Roman" fo:font-size="11pt" officeooo:paragraph-rsid="000db779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style:snap-to-layout-grid="false"/>
      <style:text-properties style:font-name="Times New Roman" fo:font-size="11pt" officeooo:paragraph-rsid="00130872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Heading_20_1">
      <style:paragraph-properties fo:margin-top="0in" fo:margin-bottom="0in" loext:contextual-spacing="false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21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 style:list-style-name="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 style:list-style-name=""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 style:list-style-name="">
      <style:text-properties style:font-name="Times New Roman" fo:font-size="12pt" officeooo:paragraph-rsid="002278a2" style:font-size-asian="12pt" style:font-name-complex="Times New Roman" style:font-size-complex="12pt"/>
    </style:style>
    <style:style style:name="P25" style:family="paragraph" style:parent-style-name="Standard" style:list-style-name="">
      <style:paragraph-properties fo:text-align="center" style:justify-single-word="false"/>
      <style:text-properties style:font-name="Times New Roman" fo:font-size="12pt" fo:font-weight="bold" officeooo:rsid="001735a4" officeooo:paragraph-rsid="001735a4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 style:list-style-name="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 style:list-style-name="">
      <style:text-properties style:font-name="Times New Roman" style:font-name-asian="Times New Roman" style:font-name-complex="Times New Roman"/>
    </style:style>
    <style:style style:name="P28" style:family="paragraph" style:parent-style-name="Standard" style:list-style-name=""/>
    <style:style style:name="P2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Times New Roman" fo:font-size="11pt" fo:font-weight="normal" officeooo:rsid="001b5eaf" officeooo:paragraph-rsid="00031957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31957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45ede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6" style:family="text">
      <style:text-properties style:font-name="Times New Roman" fo:font-size="12pt" style:text-underline-style="none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none" officeooo:rsid="00031957" style:font-size-asian="12pt" style:font-name-complex="Times New Roman" style:font-size-complex="12pt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size="8pt" style:font-size-asian="8pt" style:font-name-complex="Times New Roman" style:font-size-complex="8pt"/>
    </style:style>
    <style:style style:name="T10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-asian="Times New Roman"/>
    </style:style>
    <style:style style:name="T13" style:family="text">
      <style:text-properties fo:language="en" fo:country="US" style:font-name-complex="Times New Roman"/>
    </style:style>
    <style:style style:name="T14" style:family="text">
      <style:text-properties fo:language="en" fo:country="US" officeooo:rsid="000db779" style:font-name-complex="Times New Roman"/>
    </style:style>
    <style:style style:name="T15" style:family="text">
      <style:text-properties fo:language="en" fo:country="US" officeooo:rsid="000f9de3" style:font-name-complex="Times New Roman"/>
    </style:style>
    <style:style style:name="T16" style:family="text">
      <style:text-properties officeooo:rsid="0008892e"/>
    </style:style>
    <style:style style:name="T17" style:family="text">
      <style:text-properties officeooo:rsid="000db779"/>
    </style:style>
    <style:style style:name="T18" style:family="text">
      <style:text-properties officeooo:rsid="000f9de3"/>
    </style:style>
    <style:style style:name="T19" style:family="text">
      <style:text-properties fo:color="#000000" fo:font-weight="normal" officeooo:rsid="000f9de3" style:font-size-asian="11pt" style:font-weight-asian="normal" style:font-weight-complex="normal"/>
    </style:style>
    <style:style style:name="T20" style:family="text">
      <style:text-properties fo:color="#000000" fo:font-weight="normal" officeooo:rsid="00164827" style:font-size-asian="11pt" style:font-weight-asian="normal" style:font-weight-complex="normal"/>
    </style:style>
    <style:style style:name="T21" style:family="text">
      <style:text-properties officeooo:rsid="0025f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СПИСОК</text:h>
      <text:h text:style-name="P22" text:outline-level="1">ПУБЛИКАЦИЙ</text:h>
      <text:h text:style-name="P25" text:outline-level="1">ЗАЙЦЕВА ВАДИМ ЕВГЕНЬЕВИЧ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9">№</text:p>
          </table:table-cell>
          <table:table-cell table:style-name="Table1.A1" office:value-type="string">
            <text:h text:style-name="P1" text:outline-level="1"><text:s text:c="3"/>Наименование </text:h>
            <text:h text:style-name="P1" text:outline-level="1"><text:s text:c="2"/>работы, <text:s/>её вид</text:h>
          </table:table-cell>
          <table:table-cell table:style-name="Table1.A1" office:value-type="string">
            <text:p text:style-name="P2">Форма</text:p>
            <text:p text:style-name="P2">работы</text:p>
          </table:table-cell>
          <table:table-cell table:style-name="Table1.A1" office:value-type="string">
            <text:p text:style-name="P17"><text:span text:style-name="T8">Выходные</text:span><text:span text:style-name="T11"> </text:span><text:span text:style-name="T8">данные</text:span></text:p>
          </table:table-cell>
          <table:table-cell table:style-name="Table1.A1" office:value-type="string">
            <text:p text:style-name="P2">Объём</text:p>
            <text:p text:style-name="P2"><text:span text:style-name="T12"><text:s/></text:span>в стр.</text:p>
          </table:table-cell>
          <table:table-cell table:style-name="Table1.F1" office:value-type="string">
            <text:h text:style-name="P20" text:outline-level="1">Соавторы</text:h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Построение MST на мультипроцессоре с ccNUMA архитектурой</text:p>
            <text:p text:style-name="P7">(тезисы)</text:p>
          </table:table-cell>
          <table:table-cell table:style-name="Table1.A2" office:value-type="string">
            <text:p text:style-name="P30">комп</text:p>
          </table:table-cell>
          <table:table-cell table:style-name="Table1.A2" office:value-type="string">
            <text:p text:style-name="P14">Сборник тезисов докладов НСКФ 2014, стендовая секция.</text:p>
            <text:p text:style-name="P14"><text:span text:style-name="Strong_20_Emphasis"><text:span text:style-name="T19">Переславль-Залесский, ИПС имени А. К. Айламазяна РАН, </text:span></text:span><text:span text:style-name="Strong_20_Emphasis"><text:span text:style-name="T20">2014.</text:span></text:span></text:p>
          </table:table-cell>
          <table:table-cell table:style-name="Table1.A2" office:value-type="string">
            <text:p text:style-name="P10">1</text:p>
          </table:table-cell>
          <table:table-cell table:style-name="Table1.F2" office:value-type="string">
            <text:p text:style-name="P3">Калгин К. В.</text:p>
          </table:table-cell>
        </table:table-row>
        <table:table-row table:style-name="Table1.3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3">Задача поиска минимального остовного дерева (MST) на мультипроцессоре: сравнение вариантов алгоритма Борувки</text:p>
            <text:p text:style-name="P8">(статья)</text:p>
          </table:table-cell>
          <table:table-cell table:style-name="Table1.A2" office:value-type="string">
            <text:p text:style-name="P12"><text:span text:style-name="T16">п</text:span>еч.</text:p>
          </table:table-cell>
          <table:table-cell table:style-name="Table1.A2" office:value-type="string">
            <text:p text:style-name="P13"><text:span text:style-name="T21">Публикация статьи по итогам конференции GraphHPC 2015. </text:span>Москва, МГУ, 2015.</text:p>
          </table:table-cell>
          <table:table-cell table:style-name="Table1.A2" office:value-type="string">
            <text:p text:style-name="P11">13</text:p>
          </table:table-cell>
          <table:table-cell table:style-name="Table1.F2" office:value-type="string">
            <text:p text:style-name="P3">Калгин К. В.</text:p>
          </table:table-cell>
        </table:table-row>
        <table:table-row table:style-name="Table1.4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6">Построение MST на мультипроцессоре с ccNUMA архитектурой<text:span text:style-name="T16"> <text:s/>(тезисы)</text:span></text:p>
          </table:table-cell>
          <table:table-cell table:style-name="Table1.A2" office:value-type="string">
            <text:p text:style-name="P12"><text:span text:style-name="T16">п</text:span>еч.</text:p>
          </table:table-cell>
          <table:table-cell table:style-name="Table1.A2" office:value-type="string">
            <text:p text:style-name="P16"><text:span text:style-name="T15">Материалы </text:span>53-<text:span text:style-name="T18">й международной научной студенческой конференции МНСК-2015, Информационные технологии, </text:span><text:span text:style-name="T14">Новосибирск, НГУ, 2015.</text:span></text:p>
            <text:p text:style-name="P15"><text:span text:style-name="T13">Редакционно</text:span>-издательский центр НГУ, <text:span text:style-name="T17">2015.</text:span>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3">Калгин К. В.</text:p>
          </table:table-cell>
        </table:table-row>
      </table:table>
      <text:p text:style-name="P18"/>
      <text:p text:style-name="Standard"><text:span text:style-name="T1">Соискатель </text:span><text:span text:style-name="T5"><text:s text:c="60"/></text:span><text:span text:style-name="T6"><text:s/></text:span><text:span text:style-name="T7">В</text:span><text:span text:style-name="T1">. </text:span><text:span text:style-name="T2">Е</text:span><text:span text:style-name="T1">. </text:span><text:span text:style-name="T2">Зайцев</text:span></text:p>
      <text:p text:style-name="Standard"><text:span text:style-name="T10"><text:s text:c="65"/></text:span><text:span text:style-name="T9">(подпись) <text:s text:c="41"/>(ФИО студента)</text:span></text:p>
      <text:h text:style-name="P27" text:outline-level="1"/>
      <text:h text:style-name="P26" text:outline-level="1">Список <text:s/>верен:</text:h>
      <text:h text:style-name="P24" text:outline-level="1">Заведующий кафедрой </text:h>
      <text:h text:style-name="P24" text:outline-level="1">д. т. н., профессор</text:h>
      <text:h text:style-name="P28" text:outline-level="1"><text:span text:style-name="T1">___________________________________ В. </text:span><text:span text:style-name="T2">Э</text:span><text:span text:style-name="T1">. </text:span><text:span text:style-name="T2">Малышки</text:span></text:h>
      <text:p text:style-name="Standard"><text:span text:style-name="T10"><text:s text:c="43"/></text:span><text:span text:style-name="T9">(подпись, МП) <text:s text:c="39"/>( ФИО зав.кафедрой)</text:span></text:p>
      <text:p text:style-name="P18"><text:soft-page-break/></text:p>
      <text:h text:style-name="P23" text:outline-level="1"><text:span text:style-name="T12"><text:s/></text:span>Секретарь ученого</text:h>
      <text:h text:style-name="P23" text:outline-level="1"><text:span text:style-name="T12"><text:s/></text:span>совета ФИТ НГУ <text:s/>доцент <text:s text:c="47"/>О. А. Кутненко</text:h>
      <text:p text:style-name="P18"/>
      <text:p text:style-name="Standard"><text:span text:style-name="T4"><text:s text:c="93"/></text:span><text:span text:style-name="T1">0</text:span><text:span text:style-name="T3">8</text:span><text:span text:style-name="T1">.0</text:span><text:span text:style-name="T3">6</text:span><text:span text:style-name="T1">.20</text:span><text:span text:style-name="T3">15 </text:span><text:span text:style-name="T1">г.</text:span></text:p>
      <text:h text:style-name="P23" text:outline-level="1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" style:display-name="Стандартный HTML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caaieiaie_20_2" style:display-name="caaieiaie 2" style:family="paragraph" style:parent-style-name="Standard" style:next-style-name="Standard" style:list-style-name="WW8Num1">
      <style:paragraph-properties fo:margin-left="0in" fo:margin-right="0in" fo:margin-top="0in" fo:margin-bottom="0.1665in" loext:contextual-spacing="false" fo:line-height="200%" fo:orphans="0" fo:widows="0" fo:text-indent="0in" style:auto-text-indent="false" fo:keep-with-next="always">
        <style:tab-stops>
          <style:tab-stop style:position="0.3in"/>
          <style:tab-stop style:position="0.5in"/>
          <style:tab-stop style:position="0.6in"/>
          <style:tab-stop style:position="0.9in"/>
          <style:tab-stop style:position="1in"/>
          <style:tab-stop style:position="1.2in"/>
          <style:tab-stop style:position="1.3in"/>
          <style:tab-stop style:position="1.5in"/>
          <style:tab-stop style:position="1.7in"/>
          <style:tab-stop style:position="1.8in"/>
          <style:tab-stop style:position="1.9in"/>
          <style:tab-stop style:position="2.1in"/>
          <style:tab-stop style:position="2.6in"/>
          <style:tab-stop style:position="2.7in"/>
          <style:tab-stop style:position="3.3in"/>
          <style:tab-stop style:position="4.1in"/>
          <style:tab-stop style:position="4.2in"/>
          <style:tab-stop style:position="4.6in"/>
          <style:tab-stop style:position="5.9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339933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submenu-table" style:family="text" style:parent-style-name="Основной_20_шрифт_20_абзаца"/>
    <style:style style:name="butback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4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4791in" fo:margin-left="0.728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4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4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1.9984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4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4984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атьяна</meta:initial-creator>
    <meta:creation-date>2015-05-27T20:35:00</meta:creation-date>
    <dc:date>2015-06-09T10:33:26.131750944</dc:date>
    <meta:print-date>2015-03-16T09:45:00</meta:print-date>
    <meta:editing-cycles>29</meta:editing-cycles>
    <meta:editing-duration>PT1H1M37S</meta:editing-duration>
    <meta:generator>LibreOffice/4.4.2.2$Linux_X86_64 LibreOffice_project/40m0$Build-2</meta:generator>
    <meta:document-statistic meta:table-count="1" meta:image-count="0" meta:object-count="0" meta:page-count="2" meta:paragraph-count="44" meta:word-count="141" meta:character-count="1411" meta:non-whitespace-character-count="911"/>
  </office:meta>
</office:document-meta>
</file>